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0cd7" officeooo:paragraph-rsid="00100c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este es el nuevo documento que estoy creando en myCurrentBranch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12:58.814109043</meta:creation-date>
    <dc:date>2024-02-02T10:14:18.714138400</dc:date>
    <meta:editing-duration>PT1M20S</meta:editing-duration>
    <meta:editing-cycles>1</meta:editing-cycles>
    <meta:document-statistic meta:table-count="0" meta:image-count="0" meta:object-count="0" meta:page-count="1" meta:paragraph-count="1" meta:word-count="11" meta:character-count="69" meta:non-whitespace-character-count="59"/>
    <meta:generator>LibreOffice/7.6.4.1$Linux_X86_64 LibreOffice_project/60$Build-1</meta:generator>
  </office:meta>
</office:document-meta>
</file>